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7.89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4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5" table:default-cell-style-name="ce5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VENDO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RANSACTION_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XPENS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ENDO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ST_LOGIN</text:p>
          </table:table-cell>
          <table:table-cell office:value-type="string" calcext:value-type="string">
            <text:p>DATE_T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NUMB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ENDO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6" table:number-columns-spanned="3" table:number-rows-spanned="1"/>
          <table:covered-table-cell table:number-columns-repeated="2"/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VENDO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4" table:number-columns-repeated="3"/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XPENSEID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USER_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TEM</text:p>
          </table:table-cell>
          <table:covered-table-cell table:number-columns-repeated="2"/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/>
          <table:table-cell table:style-name="ce1" office:value-type="string" calcext:value-type="string" table:number-columns-spanned="3" table:number-rows-spanned="1">
            <text:p>EXPENSE_DETAIL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 table:number-columns-spanned="3" table:number-rows-spanned="1">
            <text:p>TRANSACTION</text:p>
          </table:table-cell>
          <table:covered-table-cell table:number-columns-repeated="2"/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table:number-columns-spanned="3" table:number-rows-spanned="1"/>
          <table:covered-table-cell table:number-columns-repeated="2"/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XPENSE_TYPE_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TRANS_TYP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TRANS_MOD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XPENSE_TYPE</text:p>
          </table:table-cell>
          <table:covered-table-cell table:number-columns-repeated="2"/>
          <table:table-cell/>
          <table:table-cell office:value-type="string" calcext:value-type="string">
            <text:p>TRANS_TIME</text:p>
          </table:table-cell>
          <table:table-cell office:value-type="string" calcext:value-type="string">
            <text:p>DAT_T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FFER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EXPENSE_TYPE_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IMPACT_DAYS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DECLARED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EXPENSE_TYPE_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TRANSACTION_MODE</text:p>
          </table:table-cell>
          <table:covered-table-cell table:number-columns-repeated="2"/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RANS_MOD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RANS_MODE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20:58:22.885487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9:06:07.818582040</meta:creation-date>
    <dc:date>2018-03-25T21:00:41.629712510</dc:date>
    <meta:editing-duration>PT45M6S</meta:editing-duration>
    <meta:editing-cycles>9</meta:editing-cycles>
    <meta:generator>LibreOffice/5.1.6.2$Linux_X86_64 LibreOffice_project/10m0$Build-2</meta:generator>
    <meta:document-statistic meta:table-count="1" meta:cell-count="141" meta:object-count="0"/>
  </office:meta>
</office:document-meta>
</file>